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Geneva" svg:font-family="Geneva" style:font-family-generic="system"/>
    <style:font-face style:name="Zapf Dingbats" svg:font-family="'Zapf Dingbats'" style:font-family-generic="system"/>
    <style:font-face style:name="Courier" svg:font-family="Courier" style:font-family-generic="modern" style:font-pitch="fixed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TOC_20_1" style:master-page-name="MP1">
      <style:paragraph-properties style:page-number="auto"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MSL</text:h>
      <text:h text:style-name="Heading_20_1" text:outline-level="1">Table of Contents</text:h>
      <text:table-of-content text:style-name="Sect1" text:name="_TOC0">
        <text:table-of-content-source text:outline-level="9" text:use-outline-level="false">
          <text:index-title-template text:style-name="Contents_20_Heading">Table of Contents</text:index-title-template>
          <text:table-of-content-entry-template text:outline-level="1" text:style-name="TOC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TOC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TOC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TOC_20_1">Chapter 1: Introduction to HMSL</text:p>
          <text:p text:style-name="TOC_20_2">Getting Started<text:tab/>1</text:p>
          <text:p text:style-name="TOC_20_2">About HMSL<text:tab/>1</text:p>
          <text:p text:style-name="TOC_20_3">An Outline of the HMSL Environment<text:tab/>2</text:p>
          <text:p text:style-name="TOC_20_3">About Forth<text:tab/>2</text:p>
          <text:p text:style-name="TOC_20_3">What is Object Oriented Programming?<text:tab/>3</text:p>
          <text:p text:style-name="TOC_20_3">Morphologies - HMSL Classes for Composition<text:tab/>3</text:p>
          <text:p text:style-name="TOC_20_2">Macintosh and Amiga Implementations<text:tab/>4</text:p>
          <text:p text:style-name="TOC_20_2">History of HMSL<text:tab/>4</text:p>
          <text:p text:style-name="TOC_20_2">A Quick Tour of HMSL<text:tab/>5</text:p>
          <text:p text:style-name="TOC_20_3">Simple MIDI Commands<text:tab/>5</text:p>
          <text:p text:style-name="TOC_20_3">A Simple Example: Playing Random Notes<text:tab/>6</text:p>
          <text:p text:style-name="TOC_20_3">MIDI Input<text:tab/>7</text:p>
          <text:p text:style-name="TOC_20_3">Shapes and the Shape Editor<text:tab/>8</text:p>
          <text:p text:style-name="TOC_20_3">Looking at Morphs<text:tab/>8</text:p>
          <text:p text:style-name="TOC_20_2">Run Some Example Pieces<text:tab/>9</text:p>
          <text:p text:style-name="TOC_20_3">XFORMS<text:tab/>9</text:p>
          <text:p text:style-name="TOC_20_3">Music for Bookstores<text:tab/>9</text:p>
          <text:p text:style-name="TOC_20_3">SUBDIV<text:tab/>9</text:p>
          <text:p text:style-name="TOC_20_3">Score Entry and Sequencing<text:tab/>10</text:p>
          <text:p text:style-name="TOC_20_1">Chapter 2: How to Learn HMSL</text:p>
          <text:p text:style-name="TOC_20_2">Introduction: Paths to learn the system<text:tab/>1</text:p>
          <text:p text:style-name="TOC_20_2">Path 1 - MIDI<text:tab/>1</text:p>
          <text:p text:style-name="TOC_20_2">Path 2 - HMSL Hierarchies<text:tab/>2</text:p>
          <text:p text:style-name="TOC_20_2">Path 3 - User Interfaces<text:tab/>2</text:p>
          <text:p text:style-name="TOC_20_2">Path 4 - Tools<text:tab/>2</text:p>
          <text:p text:style-name="TOC_20_2">Path 5 - Advanced HMSL Hierarchies, do Path 2 first.<text:tab/>2</text:p>
          <text:p text:style-name="TOC_20_2">Path 6 - Amiga Local Sound and Tuning<text:tab/>2</text:p>
          <text:p text:style-name="TOC_20_2">Other Tips on Learning HMSL<text:tab/>2</text:p>
          <text:p text:style-name="TOC_20_3">Disk-Based Examples<text:tab/>2</text:p>
          <text:p text:style-name="TOC_20_3">HMSL Source Code<text:tab/>3</text:p>
          <text:p text:style-name="TOC_20_2">Before You Start, A Forth Quiz!<text:tab/>3</text:p>
          <text:p text:style-name="TOC_20_2">Syntax Used in Code and Manual<text:tab/>3</text:p>
          <text:p text:style-name="TOC_20_2">Answers for Forth Quiz<text:tab/>5</text:p>
          <text:p text:style-name="TOC_20_1">Chapter 3: HMSL Operation</text:p>
          <text:p text:style-name="TOC_20_2">HMSL Operating Modes<text:tab/>1</text:p>
          <text:p text:style-name="TOC_20_3">Forth Mode<text:tab/>1</text:p>
          <text:p text:style-name="TOC_20_3">HMSL Mode<text:tab/>1</text:p>
          <text:p text:style-name="TOC_20_3">Forth+HMSL Mode<text:tab/>2</text:p>
          <text:p text:style-name="TOC_20_2">HMSL Menus<text:tab/>2</text:p>
          <text:p text:style-name="TOC_20_3">HMSL Menu<text:tab/>2</text:p>
          <text:p text:style-name="TOC_20_3">Screens Menu<text:tab/>3</text:p>
          <text:p text:style-name="TOC_20_2">HMSL Control Reference<text:tab/>3</text:p>
          <text:p text:style-name="TOC_20_3">Controlling HMSL using ASCII Keystrokes<text:tab/>4</text:p>
          <text:p text:style-name="TOC_20_1">Chapter 4: Object-Oriented Development Environment</text:p>
          <text:p text:style-name="TOC_20_2">Overview<text:tab/>1</text:p>
          <text:p text:style-name="TOC_20_2">Object-Oriented Programming<text:tab/>1</text:p>
          <text:p text:style-name="TOC_20_3"><text:soft-page-break/>Philosophy<text:tab/>1</text:p>
          <text:p text:style-name="TOC_20_3">Definitions<text:tab/>2</text:p>
          <text:p text:style-name="TOC_20_3">Advantages and Disadvantages<text:tab/>2</text:p>
          <text:p text:style-name="TOC_20_2">Creating and Using Objects<text:tab/>3</text:p>
          <text:p text:style-name="TOC_20_3">Instancing<text:tab/>3</text:p>
          <text:p text:style-name="TOC_20_3">Sending Messages<text:tab/>3</text:p>
          <text:p text:style-name="TOC_20_3">Using Arrays<text:tab/>3</text:p>
          <text:p text:style-name="TOC_20_3">Early versus Late Binding<text:tab/>3</text:p>
          <text:p text:style-name="TOC_20_3">Freeing Memory in Array Classes<text:tab/>4</text:p>
          <text:p text:style-name="TOC_20_2">Predefined Classes<text:tab/>4</text:p>
          <text:p text:style-name="TOC_20_3">OBJECT<text:tab/>5</text:p>
          <text:p text:style-name="TOC_20_3">OB.INT<text:tab/>5</text:p>
          <text:p text:style-name="TOC_20_3">OB.BARRAY<text:tab/>5</text:p>
          <text:p text:style-name="TOC_20_3">Example of Using Arrays<text:tab/>6</text:p>
          <text:p text:style-name="TOC_20_3">OB.ARRAY<text:tab/>7</text:p>
          <text:p text:style-name="TOC_20_3">OB.ELMNTS<text:tab/>7</text:p>
          <text:p text:style-name="TOC_20_3">OB.LIST<text:tab/>10</text:p>
          <text:p text:style-name="TOC_20_3">OB.OBJLIST<text:tab/>11</text:p>
          <text:p text:style-name="TOC_20_2">Defining New Classes and Methods<text:tab/>11</text:p>
          <text:p text:style-name="TOC_20_3">Defining Words<text:tab/>11</text:p>
          <text:p text:style-name="TOC_20_3">Accessing Instance Variables<text:tab/>12</text:p>
          <text:p text:style-name="TOC_20_3">Using SELF in Method Definitions<text:tab/>12</text:p>
          <text:p text:style-name="TOC_20_3">Using SUPER and SUPERDOOPER <text:s/>in Method Definitions<text:tab/>13</text:p>
          <text:p text:style-name="TOC_20_3">Special Methods: <text:s/>INIT:<text:tab/>14</text:p>
          <text:p text:style-name="TOC_20_3">Example Class Definition<text:tab/>14</text:p>
          <text:p text:style-name="TOC_20_3">Example of Creating a Class with Instance Objects<text:tab/>15</text:p>
          <text:p text:style-name="TOC_20_2">Advanced Topics<text:tab/>16</text:p>
          <text:p text:style-name="TOC_20_3">ODE Functions<text:tab/>16</text:p>
          <text:p text:style-name="TOC_20_3">Getting Information About Classes<text:tab/>16</text:p>
          <text:p text:style-name="TOC_20_3">Dynamically Allocated Objects<text:tab/>16</text:p>
          <text:p text:style-name="TOC_20_3">Examining Instance Variables<text:tab/>18</text:p>
          <text:p text:style-name="TOC_20_3">Error Reporting<text:tab/>18</text:p>
          <text:p text:style-name="TOC_20_3">Inheritance<text:tab/>18</text:p>
          <text:p text:style-name="TOC_20_3">Memory Placement for Amiga<text:tab/>19</text:p>
          <text:p text:style-name="TOC_20_2">Explanation of ODE Structures Diagram<text:tab/>19</text:p>
        </text:index-body>
      </text:table-of-content>
      <text:table-of-content text:style-name="Sect1" text:name="_TOC3">
        <text:table-of-content-source text:outline-level="9" text:use-outline-level="false">
          <text:index-title-template text:style-name="Contents_20_Heading">Table of Contents</text:index-title-template>
          <text:table-of-content-entry-template text:outline-level="1" text:style-name="TOC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TOC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TOC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">Chapter 5: Shapes</text:p>
          <text:p text:style-name="TOC_20_2">Introduction to Shapes<text:tab/>1</text:p>
          <text:p text:style-name="TOC_20_2">Tutorial 1: <text:s/>Using Shapes<text:tab/>1</text:p>
          <text:p text:style-name="TOC_20_2">Tutorial 2: Building Shapes<text:tab/>3</text:p>
          <text:p text:style-name="TOC_20_2">Shape <text:s/>- subclass of OB.MORPH , OB.ELMNTS<text:tab/>4</text:p>
          <text:p text:style-name="TOC_20_3">Shape Methods<text:tab/>5</text:p>
          <text:p text:style-name="TOC_20_2">Different ways of representing data in shapes<text:tab/>10</text:p>
          <text:p text:style-name="TOC_20_3">Type 0: Raw. abstract data. <text:s/>"Pure" Shapes.<text:tab/>10</text:p>
          <text:p text:style-name="TOC_20_3">Type 1: Compact Notes. Monophonic.<text:tab/>10</text:p>
          <text:p text:style-name="TOC_20_3">Type 2: Expanded Notes. Separate ON and OFF elements.<text:tab/>11</text:p>
          <text:p text:style-name="TOC_20_3">Type 3: Compressed Notes. <text:s/>Notes with ON dimension.<text:tab/>11</text:p>
          <text:p text:style-name="TOC_20_3">Type 4: MIDI Data Stream.<text:tab/>11</text:p>
          <text:p text:style-name="TOC_20_3">Type 5: Control Shapes.<text:tab/>11</text:p>
          <text:p text:style-name="TOC_20_2">Shape Conversion Utilities - SE.COMPRESS.NOTES<text:tab/>11</text:p>
          <text:p text:style-name="TOC_20_2">The Shape Editor Screen<text:tab/>12</text:p>
          <text:p text:style-name="TOC_20_3">Introduction<text:tab/>12</text:p>
          <text:p text:style-name="TOC_20_3">Description of the Screen<text:tab/>13</text:p>
          <text:p text:style-name="TOC_20_3">The Options Grid<text:tab/>15</text:p>
          <text:p text:style-name="TOC_20_2">Tutorial 3: <text:s/>Customizing a Shape for the Shape Editor<text:tab/>15</text:p>
          <text:p text:style-name="TOC_20_2">Advanced Use of the Shape Editor<text:tab/>15</text:p>
          <text:p text:style-name="TOC_20_3">Cross Reference<text:tab/>16</text:p>
          <text:p text:style-name="TOC_20_1">Chapter 6: Players</text:p>
          <text:p text:style-name="TOC_20_2">Most Important Information<text:tab/>1</text:p>
          <text:p text:style-name="TOC_20_2">Tutorial 1: <text:s text:c="2"/>Shapes, Players and Instruments<text:tab/>1</text:p>
          <text:p text:style-name="TOC_20_2">Tutorial 2: <text:s/>Controlling Players<text:tab/>3</text:p>
          <text:p text:style-name="TOC_20_3">Advanced Technique: Use of Local Variables in Functions<text:tab/>5</text:p>
          <text:p text:style-name="TOC_20_2">Tutorial 3: <text:s text:c="2"/>Algorithmic Composition<text:tab/>6</text:p>
          <text:p text:style-name="TOC_20_2">Players - subclass of OB.JOB, OB.MORPH<text:tab/>9</text:p>
          <text:p text:style-name="TOC_20_3">Specifying Time in different ways<text:tab/>9</text:p>
          <text:p text:style-name="TOC_20_3">Duty Cycle of Players<text:tab/>10</text:p>
          <text:p text:style-name="TOC_20_3">Stock Players<text:tab/>11</text:p>
          <text:p text:style-name="TOC_20_2">OB.PLAYER Methods<text:tab/>12</text:p>
          <text:p text:style-name="TOC_20_3">OB.PLAYER Methods<text:tab/>12</text:p>
          <text:p text:style-name="TOC_20_2">Advanced Topics<text:tab/>14</text:p>
          <text:p text:style-name="TOC_20_3">Player Methods That Are Internal to HMSL<text:tab/>14</text:p>
          <text:p text:style-name="TOC_20_1">Chapter 7: Instruments and Interpreters</text:p>
          <text:p text:style-name="TOC_20_2">Introduction<text:tab/>1</text:p>
          <text:p text:style-name="TOC_20_2">Tutorial 1 - Using Instruments Directly<text:tab/>2</text:p>
          <text:p text:style-name="TOC_20_2">Tutorial 2 - Using Instruments with Players<text:tab/>4</text:p>
          <text:p text:style-name="TOC_20_2">Tutorial 3 - <text:s/>Experimenting with Interpreters<text:tab/>6</text:p>
          <text:p text:style-name="TOC_20_2">OB.INSTRUMENT <text:s/>subclass of OB.LIST<text:tab/>10</text:p>
          <text:p text:style-name="TOC_20_2">OB.MIDI.INSTRUMENT <text:s/>subclass of OB.INSTRUMENT<text:tab/>14</text:p>
          <text:p text:style-name="TOC_20_3">MIDI INSTRUMENT Methods<text:tab/>14</text:p>
          <text:p text:style-name="TOC_20_2">OB.ALLOCATOR <text:s text:c="2"/>subclass of OB.BARRAY<text:tab/>16</text:p>
          <text:p text:style-name="TOC_20_3">Allocator Methods<text:tab/>17</text:p>
          <text:p text:style-name="TOC_20_2">Interpreters<text:tab/>18</text:p>
          <text:p text:style-name="TOC_20_3">What Happens When an Element is Played<text:tab/>18</text:p>
          <text:p text:style-name="TOC_20_3">Writing <text:s/>Interpreters<text:tab/>18</text:p>
          <text:p text:style-name="TOC_20_3">Specifying Interpreters<text:tab/>19</text:p>
          <text:p text:style-name="TOC_20_3">Predefined Interpreters<text:tab/>19</text:p>
          <text:p text:style-name="TOC_20_3">Interpreter Example<text:tab/>20</text:p>
          <text:p text:style-name="TOC_20_1"><text:soft-page-break/>Chapter 8: Collections</text:p>
          <text:p text:style-name="TOC_20_2">COLLECTIONS: Brief Introduction<text:tab/>2</text:p>
          <text:p text:style-name="TOC_20_3">Collection Execution<text:tab/>2</text:p>
          <text:p text:style-name="TOC_20_3">Collection Customization<text:tab/>3</text:p>
          <text:p text:style-name="TOC_20_2">Tutorial 1: A Simple Hierarchy<text:tab/>3</text:p>
          <text:p text:style-name="TOC_20_2">Tutorial 2: Nested Collections<text:tab/>4</text:p>
          <text:p text:style-name="TOC_20_2">Collections: Technical Description, Behaviors, Methods<text:tab/>5</text:p>
          <text:p text:style-name="TOC_20_3">Technical Description<text:tab/>5</text:p>
          <text:p text:style-name="TOC_20_3">Behaviors<text:tab/>5</text:p>
          <text:p text:style-name="TOC_20_3">An Example Behavior<text:tab/>6</text:p>
          <text:p text:style-name="TOC_20_3">Collection Methods<text:tab/>7</text:p>
          <text:p text:style-name="TOC_20_2">Philosophy behind Collections<text:tab/>10</text:p>
          <text:p text:style-name="TOC_20_1">Chapter 9: Structures</text:p>
          <text:p text:style-name="TOC_20_2">Structures<text:tab/>1</text:p>
          <text:p text:style-name="TOC_20_3">Markov Chains<text:tab/>1</text:p>
          <text:p text:style-name="TOC_20_3">Structure Methods<text:tab/>3</text:p>
          <text:p text:style-name="TOC_20_2">OB.STRUCTURE <text:s text:c="2"/>subclass of OB.COLLECTION<text:tab/>3</text:p>
          <text:p text:style-name="TOC_20_3">Structure Internals<text:tab/>4</text:p>
          <text:p text:style-name="TOC_20_1">Chapter 10: Jobs &amp; Productions</text:p>
          <text:p text:style-name="TOC_20_2">Most Important Information<text:tab/>1</text:p>
          <text:p text:style-name="TOC_20_2">Tutorial 1: <text:s text:c="2"/>Periodic Function<text:tab/>1</text:p>
          <text:p text:style-name="TOC_20_2">Tutorial 2: Notes from Jobs<text:tab/>2</text:p>
          <text:p text:style-name="TOC_20_2">Tutorial 3: <text:s/>MIDI Modulation Changer<text:tab/>3</text:p>
          <text:p text:style-name="TOC_20_2">Jobs<text:tab/>4</text:p>
          <text:p text:style-name="TOC_20_3">The JOB Function<text:tab/>4</text:p>
          <text:p text:style-name="TOC_20_3">Job Methods<text:tab/>5</text:p>
          <text:p text:style-name="TOC_20_2">Productions<text:tab/>6</text:p>
          <text:p text:style-name="TOC_20_1">Chapter 11: Translators</text:p>
          <text:p text:style-name="TOC_20_2">Introduction<text:tab/>1</text:p>
          <text:p text:style-name="TOC_20_2">Table-Driven and Function-Driven Translators<text:tab/>1</text:p>
          <text:p text:style-name="TOC_20_3">Translator Methods<text:tab/>2</text:p>
          <text:p text:style-name="TOC_20_2">Some Translator Examples<text:tab/>3</text:p>
          <text:p text:style-name="TOC_20_3">Using a Simple Translator<text:tab/>3</text:p>
          <text:p text:style-name="TOC_20_3">Creating a Custom Function<text:tab/>3</text:p>
          <text:p text:style-name="TOC_20_3">Stock Translator<text:tab/>4</text:p>
          <text:p text:style-name="TOC_20_3">Examples using Stock Translator<text:tab/>5</text:p>
          <text:p text:style-name="TOC_20_2">Tunings<text:tab/>5</text:p>
          <text:p text:style-name="TOC_20_3">Introduction<text:tab/>5</text:p>
          <text:p text:style-name="TOC_20_2">Tuning Ratios<text:tab/>6</text:p>
          <text:p text:style-name="TOC_20_3">Example of Tuning Ratios<text:tab/>7</text:p>
          <text:p text:style-name="TOC_20_3">Stock Tuning Ratios<text:tab/>7</text:p>
          <text:p text:style-name="TOC_20_3">Some Ratio Approximations for Equal Temperaments<text:tab/>7</text:p>
          <text:p text:style-name="TOC_20_1">Chapter 12: Perform and Actions</text:p>
          <text:p text:style-name="TOC_20_2">Tutorial 1: <text:s/>Using Actions Simply: Init, Term, Stimulus, Response<text:tab/>1</text:p>
          <text:p text:style-name="TOC_20_2">Tutorial 2: <text:s/>Executing a Hierarchy from an Action<text:tab/>3</text:p>
          <text:p text:style-name="TOC_20_2">Introduction to Actions and Perform<text:tab/>5</text:p>
          <text:p text:style-name="TOC_20_3">Perform<text:tab/>5</text:p>
          <text:p text:style-name="TOC_20_3">Historical note<text:tab/>5</text:p>
          <text:p text:style-name="TOC_20_3">Action Features<text:tab/>5</text:p>
          <text:p text:style-name="TOC_20_3">Priorities, Counters, and other capabilities<text:tab/>6</text:p>
          <text:p text:style-name="TOC_20_2">Action Instance Variables<text:tab/>6</text:p>
          <text:p text:style-name="TOC_20_2">Summary of Action Execution<text:tab/>6</text:p>
          <text:p text:style-name="TOC_20_2"><text:soft-page-break/>Action Utilities<text:tab/>10</text:p>
          <text:p text:style-name="TOC_20_2">The Action Table<text:tab/>11</text:p>
          <text:p text:style-name="TOC_20_2">Action Table Methods and Utilities<text:tab/>12</text:p>
          <text:p text:style-name="TOC_20_2">Miscellaneous User Notes Regarding Actions<text:tab/>13</text:p>
          <text:p text:style-name="TOC_20_2">Perform Examples<text:tab/>13</text:p>
          <text:p text:style-name="TOC_20_2">The Action Screen<text:tab/>14</text:p>
          <text:p text:style-name="TOC_20_3">The Action Grid and Action Chooser<text:tab/>15</text:p>
          <text:p text:style-name="TOC_20_3">The Perform Chooser<text:tab/>15</text:p>
          <text:p text:style-name="TOC_20_3">The Behavior Chooser<text:tab/>15</text:p>
          <text:p text:style-name="TOC_20_3">The Priority Probabilities Grid<text:tab/>16</text:p>
          <text:p text:style-name="TOC_20_3">The MIDI.PARSER<text:tab/>16</text:p>
          <text:p text:style-name="TOC_20_1">Chapter 13: MIDI Toolbox</text:p>
          <text:p text:style-name="TOC_20_2">Overview<text:tab/>1</text:p>
          <text:p text:style-name="TOC_20_2">Tutorial 1: <text:s/>Simple MIDI Output<text:tab/>1</text:p>
          <text:p text:style-name="TOC_20_2">Tutorial 2: Pitch Bend<text:tab/>3</text:p>
          <text:p text:style-name="TOC_20_3">Alternative Tuning using Pitch Bend<text:tab/>3</text:p>
          <text:p text:style-name="TOC_20_2">Tutorial 3: Control Changes, Modulation, Sustain<text:tab/>5</text:p>
          <text:p text:style-name="TOC_20_2">Reference<text:tab/>6</text:p>
          <text:p text:style-name="TOC_20_3">Standard MIDI Messages<text:tab/>6</text:p>
          <text:p text:style-name="TOC_20_3">MIDI Utilities<text:tab/>8</text:p>
          <text:p text:style-name="TOC_20_3">MIDI Tests<text:tab/>11</text:p>
          <text:p text:style-name="TOC_20_3">Low-Level MIDI Words<text:tab/>11</text:p>
          <text:p text:style-name="TOC_20_3">Host-Dependent MIDI Words<text:tab/>12</text:p>
          <text:p text:style-name="TOC_20_3">Macine Specific Routines (MIDI Manager, etc.)<text:tab/>13</text:p>
          <text:p text:style-name="TOC_20_2">MIDI Input Parsing<text:tab/>13</text:p>
          <text:p text:style-name="TOC_20_3">Introduction<text:tab/>13</text:p>
          <text:p text:style-name="TOC_20_3">MIDI Parser User Vectors<text:tab/>14</text:p>
          <text:p text:style-name="TOC_20_3">MIDI Parser Utilities<text:tab/>14</text:p>
          <text:p text:style-name="TOC_20_3">MIDI Parser Examples<text:tab/>15</text:p>
          <text:p text:style-name="TOC_20_3">MIDI Parsing Advice<text:tab/>16</text:p>
          <text:p text:style-name="TOC_20_2">System Exclusive<text:tab/>16</text:p>
          <text:p text:style-name="TOC_20_3">SYSEX Example<text:tab/>17</text:p>
          <text:p text:style-name="TOC_20_2">Standard MIDI Files<text:tab/>17</text:p>
          <text:p text:style-name="TOC_20_3">Loading MIDIFIle support.<text:tab/>18</text:p>
          <text:p text:style-name="TOC_20_2">MIDI File Glossary<text:tab/>18</text:p>
          <text:p text:style-name="TOC_20_3">Reading MIDI Files<text:tab/>18</text:p>
          <text:p text:style-name="TOC_20_3">Example of Reading a MIDI File<text:tab/>20</text:p>
          <text:p text:style-name="TOC_20_3">Writing MIDI Files<text:tab/>20</text:p>
          <text:p text:style-name="TOC_20_3">Transferring MIDI files between other programs and HMSL.<text:tab/>23</text:p>
          <text:p text:style-name="TOC_20_3">Example of Writing a MIDI File<text:tab/>23</text:p>
          <text:p text:style-name="TOC_20_3">Example of writing random quarter and eighth notes in MIDI File<text:tab/>24</text:p>
          <text:p text:style-name="TOC_20_1">Chapter 14: Time and Scheduling</text:p>
          <text:p text:style-name="TOC_20_2">Time Glossary<text:tab/>1</text:p>
          <text:p text:style-name="TOC_20_3">Example of Using Virtual Time to Play An Arpeggio<text:tab/>3</text:p>
          <text:p text:style-name="TOC_20_2">Event Buffering<text:tab/>4</text:p>
          <text:p text:style-name="TOC_20_3">A simple illustration of Event Buffering<text:tab/>4</text:p>
          <text:p text:style-name="TOC_20_3">Three Times in HMSL<text:tab/>4</text:p>
          <text:p text:style-name="TOC_20_3">Summary of Event Buffering and Virtual Time<text:tab/>5</text:p>
          <text:p text:style-name="TOC_20_3">Warning about Macintosh Virtual Time<text:tab/>5</text:p>
          <text:p text:style-name="TOC_20_1">Chapter 15: Interactive Controls</text:p>
          <text:p text:style-name="TOC_20_2">Control Classes Overview<text:tab/>1</text:p>
          <text:p text:style-name="TOC_20_2">Control Mouse Functions<text:tab/>2</text:p>
          <text:p text:style-name="TOC_20_2">Control Size and Placement<text:tab/>3</text:p>
          <text:p text:style-name="TOC_20_2"><text:soft-page-break/>Tutorial 1 - Check Grid<text:tab/>4</text:p>
          <text:p text:style-name="TOC_20_2">Tutorial 2 - Numeric Grid<text:tab/>6</text:p>
          <text:p text:style-name="TOC_20_2">More Example on Disk<text:tab/>7</text:p>
          <text:p text:style-name="TOC_20_2">Control Grids Reference<text:tab/>8</text:p>
          <text:p text:style-name="TOC_20_3">OB.CONTROL <text:s/>subclass of OBJECT<text:tab/>8</text:p>
          <text:p text:style-name="TOC_20_3">Internal Methods for OB.CONTROL<text:tab/>10</text:p>
          <text:p text:style-name="TOC_20_3">OB.CONTROL.GRID <text:s/>subclass of OB.CONTROL<text:tab/>11</text:p>
          <text:p text:style-name="TOC_20_3">OB.CHECK.GRID <text:s/>subclass of OB.CONTROL.GRID<text:tab/>11</text:p>
          <text:p text:style-name="TOC_20_3">OB.MENU.GRID subclass of OB.CHECK.GRID<text:tab/>12</text:p>
          <text:p text:style-name="TOC_20_3">OB.RADIO.GRID subclass of OB.CHECK.GRID<text:tab/>12</text:p>
          <text:p text:style-name="TOC_20_3">OB.COUNTER <text:s/>subclass of OB.CONTROL<text:tab/>12</text:p>
          <text:p text:style-name="TOC_20_3">OB.NUMERIC.GRID <text:s/>subclass of OB.CONTROL.GRID<text:tab/>13</text:p>
          <text:p text:style-name="TOC_20_3">OB.FADER <text:s/>subclass of OB.CONTROL<text:tab/>13</text:p>
          <text:p text:style-name="TOC_20_3">OB.XY.CONTROLLER <text:s text:c="2"/>subclass of OB.NUMERIC.GRID<text:tab/>14</text:p>
          <text:p text:style-name="TOC_20_3">OB.TEXT.GRID <text:s/>subclass of OB.CONTROL.GRID<text:tab/>15</text:p>
          <text:p text:style-name="TOC_20_3">OB.SCREEN <text:s/>subclass of OB.ELMNTS<text:tab/>16</text:p>
          <text:p text:style-name="TOC_20_2">Special Topics<text:tab/>17</text:p>
          <text:p text:style-name="TOC_20_3">Screen Editor<text:tab/>17</text:p>
          <text:p text:style-name="TOC_20_3">Using Precompiled Screens<text:tab/>18</text:p>
          <text:p text:style-name="TOC_20_2">Debugging Controls<text:tab/>18</text:p>
          <text:p text:style-name="TOC_20_1">Chapter 16: Score Entry System</text:p>
          <text:p text:style-name="TOC_20_2">Abstract<text:tab/>1</text:p>
          <text:p text:style-name="TOC_20_2">Tutorial<text:tab/>1</text:p>
          <text:p text:style-name="TOC_20_3">SES to Shapes<text:tab/>3</text:p>
          <text:p text:style-name="TOC_20_2">Example Piece using SES<text:tab/>4</text:p>
          <text:p text:style-name="TOC_20_2">SES Glossary<text:tab/>5</text:p>
          <text:p text:style-name="TOC_20_2">Advanced SES Topics<text:tab/>9</text:p>
          <text:p text:style-name="TOC_20_3">Sending SES Output to Other Devices<text:tab/>9</text:p>
          <text:p text:style-name="TOC_20_3">Sending SES to MIDI Files<text:tab/>9</text:p>
          <text:p text:style-name="TOC_20_3">Mixing MIDI Messages with SES<text:tab/>10</text:p>
          <text:p text:style-name="TOC_20_1">Chapter 17: Recording &amp; Sequencing</text:p>
          <text:p text:style-name="TOC_20_2">Recording using HMSL<text:tab/>1</text:p>
          <text:p text:style-name="TOC_20_2">Tutorial 1: A Step Entry System.<text:tab/>1</text:p>
          <text:p text:style-name="TOC_20_2">Tutorial 2: Recording Notes with Accurate Timing<text:tab/>3</text:p>
          <text:p text:style-name="TOC_20_2">Tutorial 3: Using the Predefined Recording Tools<text:tab/>5</text:p>
          <text:p text:style-name="TOC_20_2">Recording Tools Reference<text:tab/>5</text:p>
          <text:p text:style-name="TOC_20_2">Recording Tips<text:tab/>7</text:p>
          <text:p text:style-name="TOC_20_2">Multi-Track Sequencer<text:tab/>7</text:p>
          <text:p text:style-name="TOC_20_2">Tutorial 4: <text:s/>Record and Playback with the Sequencer<text:tab/>7</text:p>
          <text:p text:style-name="TOC_20_2">Tutorial 5: Using the Score Entry System to load tracks.<text:tab/>8</text:p>
          <text:p text:style-name="TOC_20_2">Sequencer Reference<text:tab/>8</text:p>
          <text:p text:style-name="TOC_20_3">Track Controls<text:tab/>8</text:p>
          <text:p text:style-name="TOC_20_3">Sequencer Glossary:<text:tab/>9</text:p>
          <text:p text:style-name="TOC_20_1">Chapter 18: Forth Extensions</text:p>
          <text:p text:style-name="TOC_20_2">Introduction<text:tab/>1</text:p>
          <text:p text:style-name="TOC_20_2">Words Added to Forth for HMSL<text:tab/>1</text:p>
          <text:p text:style-name="TOC_20_1">Chapter 19: HMSL Utilities</text:p>
          <text:p text:style-name="TOC_20_2">Most Important Information<text:tab/>1</text:p>
          <text:p text:style-name="TOC_20_2">Distribution Functions (CHOOSE, <text:s/>1/F)<text:tab/>1</text:p>
          <text:p text:style-name="TOC_20_2">Linear Interpolator<text:tab/>1</text:p>
          <text:p text:style-name="TOC_20_1"><text:soft-page-break/>Appendix A: Morphs</text:p>
          <text:p text:style-name="TOC_20_2">Introduction to Morphs<text:tab/>1</text:p>
          <text:p text:style-name="TOC_20_3">Executing a Morph Hierarchy<text:tab/>2</text:p>
          <text:p text:style-name="TOC_20_3">Executing versus Posting<text:tab/>2</text:p>
          <text:p text:style-name="TOC_20_2">Some Basic Morph Methods<text:tab/>3</text:p>
          <text:p text:style-name="TOC_20_2">Morph Lists<text:tab/>5</text:p>
          <text:p text:style-name="TOC_20_3">Morph List Methods<text:tab/>5</text:p>
          <text:p text:style-name="TOC_20_3">OB.OBJLIST-Related Forth Words<text:tab/>6</text:p>
          <text:p text:style-name="TOC_20_2">Stock Morphs<text:tab/>7</text:p>
          <text:p text:style-name="TOC_20_3">Appendix B: Programming Tips<text:tab/>1</text:p>
          <text:p text:style-name="TOC_20_2">Morph Memory Allocation<text:tab/>1</text:p>
          <text:p text:style-name="TOC_20_2">Local Variables in a Morph’s Functions<text:tab/>1</text:p>
          <text:p text:style-name="TOC_20_2">ANEW and INCLUDE?<text:tab/>1</text:p>
          <text:p text:style-name="TOC_20_2">Cleaning Up Afterwards<text:tab/>2</text:p>
          <text:p text:style-name="TOC_20_2">Incremental Testing<text:tab/>3</text:p>
          <text:p text:style-name="TOC_20_2">Recursive Morph Posting<text:tab/>3</text:p>
          <text:p text:style-name="TOC_20_2">Action Screen Text<text:tab/>3</text:p>
          <text:p text:style-name="TOC_20_2">Speed<text:tab/>3</text:p>
          <text:p text:style-name="TOC_20_2">Mac Object Addresses<text:tab/>4</text:p>
          <text:p text:style-name="TOC_20_2">Who's Bug Is This?<text:tab/>4</text:p>
          <text:p text:style-name="TOC_20_1">Appendix C: Class Summary</text:p>
          <text:p text:style-name="TOC_20_1">Bibliography</text:p>
        </text:index-body>
      </text:table-of-conten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eva" svg:font-family="Geneva" style:font-family-generic="system"/>
    <style:font-face style:name="Zapf Dingbats" svg:font-family="'Zapf Dingbats'" style:font-family-generic="system"/>
    <style:font-face style:name="Courier" svg:font-family="Courier" style:font-family-generic="modern" style:font-pitch="fixed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ew York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028in" fo:margin-bottom="0.139in" fo:text-align="center" style:justify-single-word="false" fo:hyphenation-ladder-count="no-limit" fo:padding="0in" fo:border-left="none" fo:border-right="none" fo:border-top="none" fo:border-bottom="0.0209in solid #000000" style:shadow="none" fo:keep-with-next="always"/>
      <style:text-properties style:font-name="Helvetica" fo:font-size="18pt" fo:font-weight="bold" style:font-size-asian="18pt" style:font-weight-asian="bold" style:font-name-complex="Helvetica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.139in" fo:hyphenation-ladder-count="no-limit" fo:keep-with-next="always"/>
      <style:text-properties style:font-name="Helvetica" fo:font-size="14pt" fo:font-weight="bold" style:font-size-asian="14pt" style:font-weight-asian="bold" style:font-name-complex="Helvetica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693in" fo:margin-bottom="0.0835in" fo:hyphenation-ladder-count="no-limit" fo:keep-with-next="always"/>
      <style:text-properties style:font-name="Helvetica" fo:font-size="10pt" fo:font-weight="bold" style:font-size-asian="10pt" style:font-weight-asian="bold" style:font-name-complex="Helvetica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in" fo:margin-bottom="0.0835in" fo:hyphenation-ladder-count="no-limit"/>
      <style:text-properties style:font-name="Helvetica" fo:font-size="9pt" fo:font-weight="bold" style:font-size-asian="9pt" style:font-weight-asian="bold" style:font-name-complex="Helvetica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0.5in" fo:margin-right="0in" fo:hyphenation-ladder-count="no-limit" fo:text-indent="0in" style:auto-text-indent="false">
        <style:tab-stops/>
      </style:paragraph-properties>
      <style:text-properties fo:font-size="10pt" fo:font-weight="bold" style:font-size-asian="10pt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0.5in" fo:margin-right="0in" fo:hyphenation-ladder-count="no-limit" fo:text-indent="0in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0.5in" fo:margin-right="0in" fo:hyphenation-ladder-count="no-limit" fo:text-indent="0in" style:auto-text-indent="false">
        <style:tab-stops/>
      </style:paragraph-properties>
      <style:text-properties fo:font-size="10pt" fo:font-style="italic" style:font-size-asian="10pt" style:font-style-asian="italic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0.5in" fo:margin-right="0in" fo:hyphenation-ladder-count="no-limit" fo:text-indent="0in" style:auto-text-indent="false">
        <style:tab-stops/>
      </style:paragraph-properties>
      <style:text-properties fo:font-size="10pt" fo:font-style="italic" style:font-size-asian="10pt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0.5in" fo:margin-right="0in" fo:hyphenation-ladder-count="no-limit" fo:text-indent="0in" style:auto-text-indent="false">
        <style:tab-stops/>
      </style:paragraph-properties>
      <style:text-properties fo:font-size="10pt" fo:font-style="italic" style:font-size-asian="10pt" style:font-style-asian="italic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TOC_20_3" style:display-name="TOC 3" style:family="paragraph" style:parent-style-name="Normal" style:next-style-name="Normal">
      <style:paragraph-properties fo:margin-left="1in" fo:margin-right="0.5in" fo:hyphenation-ladder-count="no-limit" fo:text-indent="0in" style:auto-text-indent="false">
        <style:tab-stops>
          <style:tab-stop style:position="5.05in" style:type="right" style:leader-style="dotted" style:leader-text=".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TOC_20_2" style:display-name="TOC 2" style:family="paragraph" style:parent-style-name="Normal" style:next-style-name="Normal">
      <style:paragraph-properties fo:margin-left="0.5in" fo:margin-right="0.5in" fo:hyphenation-ladder-count="no-limit" fo:text-indent="0in" style:auto-text-indent="false">
        <style:tab-stops>
          <style:tab-stop style:position="5.05in" style:type="right" style:leader-style="dotted" style:leader-text=".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TOC_20_1" style:display-name="TOC 1" style:family="paragraph" style:parent-style-name="Normal" style:next-style-name="Normal">
      <style:paragraph-properties fo:margin-left="0in" fo:margin-right="0.5in" fo:margin-top="0.111in" fo:margin-bottom="0in" fo:hyphenation-ladder-count="no-limit" fo:text-indent="0in" style:auto-text-indent="false" fo:keep-with-next="always">
        <style:tab-stops>
          <style:tab-stop style:position="5.05in" style:type="right" style:leader-style="dotted" style:leader-text="."/>
        </style:tab-stops>
      </style:paragraph-properties>
      <style:text-properties fo:font-weight="bold" style:font-weight-asian="bold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0.002in" style:type="center"/>
          <style:tab-stop style:position="0.0043in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0.002in" style:type="center"/>
          <style:tab-stop style:position="0.0043in" style:type="right"/>
        </style:tab-stops>
      </style:paragraph-properties>
      <style:text-properties fo:hyphenate="false" fo:hyphenation-remain-char-count="0" fo:hyphenation-push-char-count="0"/>
    </style:style>
    <style:style style:name="Footnote_20_Text" style:display-name="Footnote Text" style:family="paragraph" style:parent-style-name="Normal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code" style:family="paragraph" style:parent-style-name="Normal">
      <style:paragraph-properties fo:margin-top="0in" fo:margin-bottom="0.0555in" fo:hyphenation-ladder-count="no-limit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" fo:font-size="10pt" style:font-size-asian="10pt" style:font-name-complex="Courier" fo:hyphenate="false" fo:hyphenation-remain-char-count="0" fo:hyphenation-push-char-count="0"/>
    </style:style>
    <style:style style:name="tx" style:family="paragraph" style:parent-style-name="Normal">
      <style:paragraph-properties fo:margin-left="0.25in" fo:margin-right="0in" fo:margin-top="0.028in" fo:margin-bottom="0.0555in" fo:hyphenation-ladder-count="no-limit" fo:text-indent="0in" style:auto-text-indent="false">
        <style:tab-stops/>
      </style:paragraph-properties>
      <style:text-properties style:font-name="Times" fo:font-size="10pt" style:font-size-asian="10pt" style:font-name-complex="Times" fo:hyphenate="false" fo:hyphenation-remain-char-count="0" fo:hyphenation-push-char-count="0"/>
    </style:style>
    <style:style style:name="Forth" style:family="paragraph" style:parent-style-name="Normal">
      <style:paragraph-properties fo:margin-left="0.5in" fo:margin-right="0in" fo:margin-top="0in" fo:margin-bottom="0.028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" fo:font-size="10pt" style:font-size-asian="10pt" style:font-name-complex="Courier" fo:hyphenate="false" fo:hyphenation-remain-char-count="0" fo:hyphenation-push-char-count="0"/>
    </style:style>
    <style:style style:name="DefStart" style:family="paragraph" style:parent-style-name="Normal" style:next-style-name="DefBody">
      <style:paragraph-properties fo:margin-left="0.1252in" fo:margin-right="-0.5in" fo:margin-top="0.0835in" fo:margin-bottom="0.028in" fo:hyphenation-ladder-count="no-limit" fo:text-indent="0in" style:auto-text-indent="false" fo:keep-with-next="always">
        <style:tab-stops/>
      </style:paragraph-properties>
      <style:text-properties style:font-name="Courier" fo:font-size="10pt" fo:font-weight="bold" style:font-size-asian="10pt" style:font-weight-asian="bold" style:font-name-complex="Courier" fo:hyphenate="false" fo:hyphenation-remain-char-count="0" fo:hyphenation-push-char-count="0"/>
    </style:style>
    <style:style style:name="DefBody" style:family="paragraph" style:parent-style-name="tx">
      <style:paragraph-properties fo:margin-left="0.3752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Code" style:family="paragraph" style:parent-style-name="Forth">
      <style:paragraph-properties fo:margin-left="0.75in" fo:margin-right="0in" fo:hyphenation-ladder-count="no-limit" fo:text-indent="0in" style:auto-text-indent="false">
        <style:tab-stops>
          <style:tab-stop style:position="0in"/>
          <style:tab-stop style:position="0.25in"/>
          <style:tab-stop style:position="0.5in"/>
          <style:tab-stop style:position="0.75in"/>
          <style:tab-stop style:position="1in"/>
        </style:tab-stops>
      </style:paragraph-properties>
      <style:text-properties fo:hyphenate="false" fo:hyphenation-remain-char-count="0" fo:hyphenation-push-char-count="0"/>
    </style:style>
    <style:style style:name="RelWords" style:family="paragraph">
      <style:paragraph-properties fo:margin-left="0.3752in" fo:margin-right="0in" fo:margin-top="0.0555in" fo:margin-bottom="0.0555in" fo:hyphenation-ladder-count="no-limit" fo:text-indent="0in" style:auto-text-indent="false">
        <style:tab-stops/>
      </style:paragraph-properties>
      <style:text-properties style:font-name="Courier" style:font-name-complex="Courier" fo:hyphenate="false" fo:hyphenation-remain-char-count="0" fo:hyphenation-push-char-count="0"/>
    </style:style>
    <style:style style:name="GlosStart" style:family="paragraph" style:parent-style-name="Normal">
      <style:paragraph-properties fo:margin-left="0in" fo:margin-right="-0.5in" fo:margin-top="0.0835in" fo:margin-bottom="0.0555in" fo:hyphenation-ladder-count="no-limit" fo:text-indent="0in" style:auto-text-indent="false" fo:padding="0in" fo:border-left="none" fo:border-right="none" fo:border-top="0.0102in solid #000000" fo:border-bottom="none" style:shadow="none" fo:keep-with-next="always"/>
      <style:text-properties style:font-name="Courier" fo:font-weight="bold" style:font-weight-asian="bold" style:font-name-complex="Courier" fo:hyphenate="false" fo:hyphenation-remain-char-count="0" fo:hyphenation-push-char-count="0"/>
    </style:style>
    <style:style style:name="GlosBody" style:family="paragraph" style:parent-style-name="DefBody">
      <style:paragraph-properties fo:margin-top="0.0555in" fo:margin-bottom="0in" fo:hyphenation-ladder-count="no-limit"/>
      <style:text-properties style:font-name="New York" style:font-name-complex="New York" fo:hyphenate="false" fo:hyphenation-remain-char-count="0" fo:hyphenation-push-char-count="0"/>
    </style:style>
    <style:style style:name="GlosCode" style:family="paragraph" style:parent-style-name="DefCode">
      <style:paragraph-properties fo:hyphenation-ladder-count="no-limit"/>
      <style:text-properties fo:hyphenate="false" fo:hyphenation-remain-char-count="0" fo:hyphenation-push-char-count="0"/>
    </style:style>
    <style:style style:name="NumPar" style:family="paragraph">
      <style:paragraph-properties fo:margin-left="0.4374in" fo:margin-right="0in" fo:margin-top="0.028in" fo:margin-bottom="0.0555in" fo:hyphenation-ladder-count="no-limit" fo:text-indent="-0.1874in" style:auto-text-indent="false">
        <style:tab-stops/>
      </style:paragraph-properties>
      <style:text-properties style:font-name="Times" style:font-name-complex="Times" fo:hyphenate="false" fo:hyphenation-remain-char-count="0" fo:hyphenation-push-char-count="0"/>
    </style:style>
    <style:style style:name="test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methodtableentry" style:family="paragraph" style:parent-style-name="Normal">
      <style:paragraph-properties fo:margin-top="0in" fo:margin-bottom="0.0555in" fo:hyphenation-ladder-count="no-limit">
        <style:tab-stops>
          <style:tab-stop style:position="0.25in" style:type="right"/>
          <style:tab-stop style:position="0.3752in"/>
        </style:tab-stops>
      </style:paragraph-properties>
      <style:text-properties style:font-name="Courier" fo:font-size="10pt" style:font-size-asian="10pt" style:font-name-complex="Courier" fo:hyphenate="false" fo:hyphenation-remain-char-count="0" fo:hyphenation-push-char-count="0"/>
    </style:style>
    <style:style style:name="NumParBody" style:family="paragraph" style:parent-style-name="NumPar">
      <style:paragraph-properties fo:margin-left="0in" fo:margin-right="0in" fo:hyphenation-ladder-count="no-limit" fo:text-indent="0in" style:auto-text-indent="false"/>
      <style:text-properties fo:hyphenate="false" fo:hyphenation-remain-char-count="0" fo:hyphenation-push-char-count="0"/>
    </style:style>
    <style:style style:name="declaration" style:family="paragraph" style:parent-style-name="Normal" style:next-style-name="tx">
      <style:paragraph-properties fo:margin-left="0.1252in" fo:margin-right="-0.5in" fo:margin-top="0.0835in" fo:margin-bottom="0.028in" fo:hyphenation-ladder-count="no-limit" fo:text-indent="0in" style:auto-text-indent="false">
        <style:tab-stops/>
      </style:paragraph-properties>
      <style:text-properties style:font-name="Courier" fo:font-size="10pt" fo:font-weight="bold" style:font-size-asian="10pt" style:font-weight-asian="bold" style:font-name-complex="Courier" fo:hyphenate="false" fo:hyphenation-remain-char-count="0" fo:hyphenation-push-char-count="0"/>
    </style:style>
    <style:style style:name="chaphead" style:family="paragraph" style:parent-style-name="Normal" style:next-style-name="ch2">
      <style:paragraph-properties fo:margin-top="0.4165in" fo:margin-bottom="0in" fo:text-align="center" style:justify-single-word="false" fo:hyphenation-ladder-count="no-limit" fo:padding="0in" fo:border-left="none" fo:border-right="none" fo:border-top="none" fo:border-bottom="0.0209in solid #000000" style:shadow="none"/>
      <style:text-properties fo:hyphenate="false" fo:hyphenation-remain-char-count="0" fo:hyphenation-push-char-count="0"/>
    </style:style>
    <style:style style:name="ch2" style:family="paragraph" style:parent-style-name="Normal" style:next-style-name="Heading_20_1">
      <style:paragraph-properties fo:margin-top="0.028in" fo:margin-bottom="0in" fo:text-align="center" style:justify-single-word="false" fo:hyphenation-ladder-count="no-limit" fo:padding="0in" fo:border-left="none" fo:border-right="none" fo:border-top="none" fo:border-bottom="0.0209in solid #000000" style:shadow="none"/>
      <style:text-properties style:font-name="Helvetica" fo:font-size="18pt" fo:font-weight="bold" style:font-size-asian="18pt" style:font-weight-asian="bold" style:font-name-complex="Helvetica" fo:hyphenate="false" fo:hyphenation-remain-char-count="0" fo:hyphenation-push-char-count="0"/>
    </style:style>
    <style:style style:name="dl_20_after_20_head" style:display-name="dl after head" style:family="paragraph" style:parent-style-name="declaration">
      <style:paragraph-properties fo:margin-top="0in" fo:margin-bottom="0in" fo:hyphenation-ladder-count="no-limit"/>
      <style:text-properties fo:hyphenate="false" fo:hyphenation-remain-char-count="0" fo:hyphenation-push-char-count="0"/>
    </style:style>
    <style:style style:name="definition" style:family="paragraph" style:parent-style-name="tx">
      <style:paragraph-properties fo:margin-left="0.3752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method_20_table" style:display-name="method table" style:family="paragraph" style:parent-style-name="Normal">
      <style:paragraph-properties fo:margin-top="0in" fo:margin-bottom="0.0835in" fo:hyphenation-ladder-count="no-limit" fo:keep-with-next="always">
        <style:tab-stops>
          <style:tab-stop style:position="1.75in"/>
        </style:tab-stops>
      </style:paragraph-properties>
      <style:text-properties style:font-name="Courier" fo:font-size="9pt" style:font-size-asian="9pt" style:font-name-complex="Courier" fo:hyphenate="false" fo:hyphenation-remain-char-count="0" fo:hyphenation-push-char-count="0"/>
    </style:style>
    <style:style style:name="tablehead" style:family="paragraph" style:parent-style-name="method_20_table">
      <style:paragraph-properties fo:margin-top="0.111in" fo:margin-bottom="0in" fo:hyphenation-ladder-count="no-limit"/>
      <style:text-properties style:font-name="Genev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Geneva" fo:hyphenate="false" fo:hyphenation-remain-char-count="0" fo:hyphenation-push-char-count="0"/>
    </style:style>
    <style:style style:name="Tablefoot" style:family="paragraph" style:parent-style-name="tablehead">
      <style:paragraph-properties fo:margin-top="0in" fo:margin-bottom="0.1945in" fo:hyphenation-ladder-count="no-limit" fo:keep-with-next="auto"/>
      <style:text-properties fo:font-weight="normal" style:font-weight-asian="normal" fo:hyphenate="false" fo:hyphenation-remain-char-count="0" fo:hyphenation-push-char-count="0"/>
    </style:style>
    <style:style style:name="bulleted_20_list" style:display-name="bulleted list" style:family="paragraph" style:parent-style-name="Normal">
      <style:paragraph-properties fo:margin-left="0.25in" fo:margin-right="0in" fo:margin-top="0in" fo:margin-bottom="0.0555in" fo:hyphenation-ladder-count="no-limit" fo:text-indent="-0.25in" style:auto-text-indent="false">
        <style:tab-stops>
          <style:tab-stop style:position="0in"/>
        </style:tab-stops>
      </style:paragraph-properties>
      <style:text-properties style:font-name="Times" fo:font-size="10pt" style:font-size-asian="10pt" style:font-name-complex="Times" fo:hyphenate="false" fo:hyphenation-remain-char-count="0" fo:hyphenation-push-char-count="0"/>
    </style:style>
    <style:style style:name="cv" style:family="paragraph" style:parent-style-name="Normal">
      <style:paragraph-properties fo:margin-left="0.5in" fo:margin-right="0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" fo:font-size="10pt" style:font-size-asian="10pt" style:font-name-complex="Courier" fo:hyphenate="false" fo:hyphenation-remain-char-count="0" fo:hyphenation-push-char-count="0"/>
    </style:style>
    <style:style style:name="bullet_20_example" style:display-name="bullet example" style:family="paragraph" style:parent-style-name="bulleted_20_list">
      <style:paragraph-properties fo:margin-left="0in" fo:margin-right="0in" fo:hyphenation-ladder-count="no-limit" fo:text-indent="0in" style:auto-text-indent="false">
        <style:tab-stops>
          <style:tab-stop style:position="0in"/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" style:font-name-complex="Courier" fo:hyphenate="false" fo:hyphenation-remain-char-count="0" fo:hyphenation-push-char-count="0"/>
    </style:style>
    <style:style style:name="bulleted_20_follower" style:display-name="bulleted follower" style:family="paragraph" style:parent-style-name="bulleted_20_list">
      <style:paragraph-properties fo:margin-left="0in" fo:margin-right="0in" fo:margin-top="0in" fo:margin-bottom="0.0835in" fo:hyphenation-ladder-count="no-limit" fo:text-indent="0in" style:auto-text-indent="false"/>
      <style:text-properties fo:hyphenate="false" fo:hyphenation-remain-char-count="0" fo:hyphenation-push-char-count="0"/>
    </style:style>
    <style:style style:name="dfcv" style:family="paragraph" style:parent-style-name="Forth">
      <style:paragraph-properties fo:margin-left="0.75in" fo:margin-right="0in" fo:hyphenation-ladder-count="no-limit" fo:text-indent="0in" style:auto-text-indent="false">
        <style:tab-stops>
          <style:tab-stop style:position="0in"/>
          <style:tab-stop style:position="0.25in"/>
          <style:tab-stop style:position="0.5in"/>
          <style:tab-stop style:position="0.75in"/>
          <style:tab-stop style:position="1in"/>
        </style:tab-stops>
      </style:paragraph-properties>
      <style:text-properties fo:hyphenate="false" fo:hyphenation-remain-char-count="0" fo:hyphenation-push-char-count="0"/>
    </style:style>
    <style:style style:name="dfnote" style:family="paragraph" style:parent-style-name="definition">
      <style:paragraph-properties fo:hyphenation-ladder-count="no-limit"/>
      <style:text-properties style:font-name="Zapf Dingbats" style:font-name-complex="Zapf Dingbats" fo:hyphenate="false" fo:hyphenation-remain-char-count="0" fo:hyphenation-push-char-count="0"/>
    </style:style>
    <style:style style:name="table3" style:family="paragraph" style:parent-style-name="cv">
      <style:paragraph-properties fo:hyphenation-ladder-count="no-limit">
        <style:tab-stops>
          <style:tab-stop style:position="0in"/>
          <style:tab-stop style:position="0.25in"/>
          <style:tab-stop style:position="0.75in"/>
          <style:tab-stop style:position="1in"/>
          <style:tab-stop style:position="1.25in"/>
          <style:tab-stop style:position="1.5in"/>
          <style:tab-stop style:position="3.1874in"/>
        </style:tab-stops>
      </style:paragraph-properties>
      <style:text-properties fo:hyphenate="false" fo:hyphenation-remain-char-count="0" fo:hyphenation-push-char-count="0"/>
    </style:style>
    <style:style style:name="t3head" style:family="paragraph" style:parent-style-name="table3">
      <style:paragraph-properties fo:margin-top="0in" fo:margin-bottom="0.0835in" fo:hyphenation-ladder-count="no-limit" fo:padding="0in" fo:border-left="none" fo:border-right="none" fo:border-top="none" fo:border-bottom="0.0102in solid #000000" style:shadow="none"/>
      <style:text-properties style:font-name="Helvetica" fo:font-size="9pt" fo:font-weight="bold" style:font-size-asian="9pt" style:font-weight-asian="bold" style:font-name-complex="Helvetica" fo:hyphenate="false" fo:hyphenation-remain-char-count="0" fo:hyphenation-push-char-count="0"/>
    </style:style>
    <style:style style:name="head" style:family="paragraph" style:parent-style-name="Heading_20_3" style:default-outline-level="3" style:list-style-name="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Normal">
      <style:paragraph-properties fo:hyphenation-ladder-count="no-limit"/>
      <style:text-properties style:font-name="Helvetica" fo:font-size="10pt" fo:font-weight="bold" style:font-size-asian="10pt" style:font-weight-asian="bold" style:font-name-complex="Helvetica" fo:hyphenate="false" fo:hyphenation-remain-char-count="0" fo:hyphenation-push-char-count="0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38% 100%" fo:font-size="8pt" style:font-size-asian="8pt" style:font-size-complex="8pt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6</meta:generator>
    <dc:title/>
    <dc:subject/>
    <meta:initial-creator>EZ</meta:initial-creator>
    <dc:creator>Phil Burk</dc:creator>
    <meta:creation-date>2013-07-07T02:17:00Z</meta:creation-date>
    <dc:date>2013-07-06T19:28:55</dc:date>
    <meta:editing-cycles>3</meta:editing-cycles>
    <meta:editing-duration>PT00H06M21S</meta:editing-duration>
    <meta:document-statistic meta:table-count="0" meta:image-count="0" meta:object-count="0" meta:page-count="7" meta:paragraph-count="312" meta:word-count="1418" meta:character-count="8476"/>
    <meta:template xlink:type="simple" xlink:actuate="onRequest" xlink:title="" xlink:href="Normal.dotm"/>
  </office:meta>
</office:document-meta>
</file>